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200%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Nimbus Mono 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Nimbus Mono 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 style:list-style-name="L1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Nimbus Mono L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13</text:p>
      <text:p text:style-name="P1">Date <text:s/>: 10.01.2011</text:p>
      <text:p text:style-name="P1"/>
      <text:p text:style-name="P6">AIM:</text:p>
      <text:p text:style-name="P8"><text:tab/></text:p>
      <text:p text:style-name="P8"><text:tab/>Implement Kruskal's Algorithm for minimal spanning tree of a connected weighted graph.</text:p>
      <text:p text:style-name="P1"/>
      <text:p text:style-name="P1"/>
      <text:p text:style-name="P6">THEORY:</text:p>
      <text:p text:style-name="P5"/>
      <text:p text:style-name="P1">Connected graph : </text:p>
      <text:p text:style-name="P4"><text:tab/>A Graph G is said to be connected if there is at least one path between every pair of vertices in G.</text:p>
      <text:p text:style-name="P1">Weighted graph : </text:p>
      <text:p text:style-name="P4"><text:tab/>If there is a real number associated with each edge of graph G, the graph G is a weighted graph.</text:p>
      <text:p text:style-name="P1">Spanning tree : </text:p>
      <text:p text:style-name="P2"><text:tab/>Spanning tree of a connected graph G is defined as a subgraph of G which is a tree and contains all the vertices of G.</text:p>
      <text:p text:style-name="P1">Minimal spanning tree :</text:p>
      <text:p text:style-name="P1"><text:tab/><text:span text:style-name="T1">Minimal spanning tree of a connected weighted graph G is the spanning tree of G with minimal weight.</text:span></text:p>
      <text:p text:style-name="P1"/>
      <text:p text:style-name="P6">ALGORITHM:</text:p>
      <text:p text:style-name="P5"/>
      <text:p text:style-name="P2">kruskal(G : A connected weighted graph)</text:p>
      <text:p text:style-name="P2">{</text:p>
      <text:p text:style-name="P2"><text:tab/>T=ϕ</text:p>
      <text:p text:style-name="P2"><text:tab/>repeat</text:p>
      <text:p text:style-name="P2"><text:tab/>{</text:p>
      <text:p text:style-name="P2"><text:tab/><text:tab/>e= select (u,v) with minimum weight which is not yet considered</text:p>
      <text:p text:style-name="P2"><text:tab/><text:tab/>if(component of u ≠ component of v)</text:p>
      <text:p text:style-name="P2"><text:tab/><text:tab/>{</text:p>
      <text:p text:style-name="P2"><text:tab/><text:tab/><text:tab/>connect edge (u,v)</text:p>
      <text:p text:style-name="P2"><text:tab/><text:tab/><text:tab/>T=T ⋃ {e}</text:p>
      <text:p text:style-name="P2"><text:tab/><text:tab/>}</text:p>
      <text:p text:style-name="P2"><text:tab/>}</text:p>
      <text:p text:style-name="P2"><text:tab/>until T contains (n-1) edges</text:p>
      <text:p text:style-name="P2"><text:tab/>return T</text:p>
      <text:p text:style-name="P2">}</text:p>
      <text:p text:style-name="P3"/>
      <text:p text:style-name="P6">PROGRAM:</text:p>
      <text:p text:style-name="P10"/>
      <text:p text:style-name="P12">kruskal.c</text:p>
      <text:p text:style-name="P12"/>
      <text:p text:style-name="P9">/* Author<text:tab/> <text:tab/>: Rakesh Malik</text:p>
      <text:p text:style-name="P9"><text:s/>* Date<text:tab/><text:tab/><text:tab/>: 18.05.2011</text:p>
      <text:p text:style-name="P9"><text:s/>* Subject<text:tab/><text:tab/>: Kurskal Algorithm to find a minimal spanning tree of a graph</text:p>
      <text:p text:style-name="P9"><text:s/>* Assignment no.<text:tab/>: 13</text:p>
      <text:p text:style-name="P9"><text:s/>*/</text:p>
      <text:p text:style-name="P9"/>
      <text:p text:style-name="P9">#include&lt;stdio.h&gt;</text:p>
      <text:p text:style-name="P9">#include"graph.h"</text:p>
      <text:p text:style-name="P9">#include"stack.h"</text:p>
      <text:p text:style-name="P9">#include"dfs.h"</text:p>
      <text:p text:style-name="P9"/>
      <text:p text:style-name="P9">void kruskal(int G[10][10],int v,int T[10][10]);</text:p>
      <text:p text:style-name="P9">int bfs(int G[10][10],int v,int v1,int v2);</text:p>
      <text:p text:style-name="P9"/>
      <text:p text:style-name="P9">int main(int argc,char* argv[])</text:p>
      <text:p text:style-name="P9">{</text:p>
      <text:p text:style-name="P9"><text:tab/>int i,j,v,G[10][10],T[10][10];</text:p>
      <text:p text:style-name="P9"><text:tab/>if(argc==2) v=getgraph(G,argv[1]);</text:p>
      <text:p text:style-name="P9"><text:tab/>else fprintf(stderr,"Error!\n");</text:p>
      <text:p text:style-name="P9"><text:tab/>kruskal(G,v,T);</text:p>
      <text:p text:style-name="P9"><text:tab/>printf("\n\n");</text:p>
      <text:p text:style-name="P9"><text:tab/>for(i=0;i&lt;v;i++)</text:p>
      <text:p text:style-name="P9"><text:tab/>{</text:p>
      <text:p text:style-name="P9"><text:tab/><text:tab/>for(j=0;j&lt;v;j++)</text:p>
      <text:p text:style-name="P9"><text:tab/><text:tab/><text:tab/>printf("%d\t",T[i][j]);</text:p>
      <text:p text:style-name="P9"><text:tab/><text:tab/>printf("\n");</text:p>
      <text:p text:style-name="P9"><text:tab/>}</text:p>
      <text:p text:style-name="P9">}</text:p>
      <text:p text:style-name="P9"/>
      <text:p text:style-name="P9">void kruskal(int G[10][10],int v,int T[10][10])</text:p>
      <text:p text:style-name="P9">{</text:p>
      <text:p text:style-name="P9"><text:tab/>int min,i,j,k,m,n;</text:p>
      <text:p text:style-name="P9"><text:tab/>char Temp[10][10];</text:p>
      <text:p text:style-name="P9"><text:tab/>for(i=0;i&lt;v;i++)</text:p>
      <text:p text:style-name="P9"><text:tab/><text:tab/>for(j=0;j&lt;v;j++)</text:p>
      <text:p text:style-name="P9"><text:tab/><text:tab/><text:tab/>if(i==j) Temp[i][j]=1;</text:p>
      <text:p text:style-name="P9"><text:tab/><text:tab/><text:tab/>else Temp[i][j]=0;</text:p>
      <text:p text:style-name="P9"><text:tab/>for(i=0;i&lt;v;i++)</text:p>
      <text:p text:style-name="P9"><text:soft-page-break/><text:tab/><text:tab/>for(j=0;j&lt;v;j++)</text:p>
      <text:p text:style-name="P9"><text:tab/><text:tab/><text:tab/>if(i==j) T[i][j]=0;</text:p>
      <text:p text:style-name="P9"><text:tab/><text:tab/><text:tab/>else T[i][j]=INF;</text:p>
      <text:p text:style-name="P9"><text:tab/>for(i=0;i&lt;v-1;i++)</text:p>
      <text:p text:style-name="P9"><text:tab/>{</text:p>
      <text:p text:style-name="P9"><text:tab/><text:tab/>min=INF;</text:p>
      <text:p text:style-name="P9"><text:tab/><text:tab/>for(j=0;j&lt;v;j++)</text:p>
      <text:p text:style-name="P9"><text:tab/><text:tab/><text:tab/>for(k=0;k&lt;v;k++)</text:p>
      <text:p text:style-name="P9"><text:tab/><text:tab/><text:tab/><text:tab/>if(G[j][k]&lt;min &amp;&amp; Temp[j][k]==0)</text:p>
      <text:p text:style-name="P9"><text:tab/><text:tab/><text:tab/><text:tab/>{</text:p>
      <text:p text:style-name="P9"><text:tab/><text:tab/><text:tab/><text:tab/><text:tab/>min=G[j][k];</text:p>
      <text:p text:style-name="P9"><text:tab/><text:tab/><text:tab/><text:tab/><text:tab/>m=j,n=k;</text:p>
      <text:p text:style-name="P9"><text:tab/><text:tab/><text:tab/><text:tab/>}</text:p>
      <text:p text:style-name="P9"><text:tab/><text:tab/>if(!bfs(T,v,m,n))</text:p>
      <text:p text:style-name="P9"><text:tab/><text:tab/><text:tab/>T[m][n]=T[n][m]=min;</text:p>
      <text:p text:style-name="P9"><text:tab/><text:tab/>else i--;</text:p>
      <text:p text:style-name="P9"><text:tab/><text:tab/>Temp[m][n]=Temp[n][m]=1;</text:p>
      <text:p text:style-name="P9"><text:tab/>}</text:p>
      <text:p text:style-name="P9">}</text:p>
      <text:p text:style-name="P9"/>
      <text:p text:style-name="P1">graph.h</text:p>
      <text:p text:style-name="P9"/>
      <text:p text:style-name="P9">#ifndef __GRAPH_H</text:p>
      <text:p text:style-name="P9">#define __GRAPH_H</text:p>
      <text:p text:style-name="P9">#include&lt;stdio.h&gt;</text:p>
      <text:p text:style-name="P9">#include&lt;ctype.h&gt;</text:p>
      <text:p text:style-name="P9"/>
      <text:p text:style-name="P9">int getgraph(int G[10][10],char *fname)</text:p>
      <text:p text:style-name="P9">{</text:p>
      <text:p text:style-name="P9"><text:tab/>int i,j,v=99999,flag=0;</text:p>
      <text:p text:style-name="P9"><text:tab/>char c;</text:p>
      <text:p text:style-name="P9"><text:tab/>FILE *fp;</text:p>
      <text:p text:style-name="P9"><text:tab/>for(i=0;i&lt;10;i++)</text:p>
      <text:p text:style-name="P9"><text:tab/><text:tab/>for(j=0;j&lt;10;j++)</text:p>
      <text:p text:style-name="P9"><text:tab/><text:tab/><text:tab/>G[i][j]=0;</text:p>
      <text:p text:style-name="P9"><text:tab/>fp=fopen(fname,"r");</text:p>
      <text:p text:style-name="P9"><text:tab/>c=getc(fp);</text:p>
      <text:p text:style-name="P9"><text:tab/>for(i=j=0;feof(fp)==0;)</text:p>
      <text:p text:style-name="P9"><text:tab/>{</text:p>
      <text:p text:style-name="P9"><text:tab/><text:tab/>while(isdigit(c))</text:p>
      <text:p text:style-name="P9"><text:tab/><text:tab/>{</text:p>
      <text:p text:style-name="P9"><text:tab/><text:tab/><text:tab/>G[i][j]=G[i][j]*10+c-'0';</text:p>
      <text:p text:style-name="P9"><text:tab/><text:tab/><text:tab/>c=getc(fp);</text:p>
      <text:p text:style-name="P9"><text:tab/><text:tab/>}</text:p>
      <text:p text:style-name="P9"><text:tab/><text:tab/>i++;</text:p>
      <text:p text:style-name="P9"><text:tab/><text:tab/>flag=0;</text:p>
      <text:p text:style-name="P9"><text:tab/><text:tab/>while(!isdigit(c) &amp;&amp; c!=EOF)</text:p>
      <text:p text:style-name="P9"><text:tab/><text:tab/>{</text:p>
      <text:p text:style-name="P9"><text:tab/><text:tab/><text:tab/>if(c=='\n')</text:p>
      <text:p text:style-name="P9"><text:tab/><text:tab/><text:tab/><text:tab/>flag=1;</text:p>
      <text:p text:style-name="P9"><text:tab/><text:tab/><text:tab/>c=getc(fp);</text:p>
      <text:p text:style-name="P9"><text:tab/><text:tab/>}</text:p>
      <text:p text:style-name="P9"><text:tab/><text:tab/>if(flag==1)</text:p>
      <text:p text:style-name="P9"><text:tab/><text:tab/>{</text:p>
      <text:p text:style-name="P9"><text:tab/><text:tab/><text:tab/>v=i;</text:p>
      <text:p text:style-name="P9"><text:tab/><text:tab/><text:tab/>i=0;</text:p>
      <text:p text:style-name="P9"><text:tab/><text:tab/><text:tab/>j++;</text:p>
      <text:p text:style-name="P9"><text:tab/><text:tab/>}</text:p>
      <text:p text:style-name="P9"><text:tab/>}</text:p>
      <text:p text:style-name="P9"><text:tab/>fclose(fp);</text:p>
      <text:p text:style-name="P9"><text:tab/>return v;</text:p>
      <text:p text:style-name="P9">}</text:p>
      <text:p text:style-name="P9"/>
      <text:p text:style-name="P9">#endif</text:p>
      <text:p text:style-name="P11"/>
      <text:p text:style-name="P12">dfs.h</text:p>
      <text:p text:style-name="P11"/>
      <text:p text:style-name="P10">#include&lt;stdio.h&gt;</text:p>
      <text:p text:style-name="P10">#include"graph.h"</text:p>
      <text:p text:style-name="P10">#include"stack.h"</text:p>
      <text:p text:style-name="P10"/>
      <text:p text:style-name="P10">#define INF 99999</text:p>
      <text:p text:style-name="P10"/>
      <text:p text:style-name="P10">int bfs(int G[10][10],int v,int v1,int v2);</text:p>
      <text:p text:style-name="P10"/>
      <text:p text:style-name="P10">int bfs(int G[10][10],int v,int v1,int v2)</text:p>
      <text:p text:style-name="P10">{</text:p>
      <text:p text:style-name="P10"><text:tab/>int i,j,temp,flag;</text:p>
      <text:p text:style-name="P10"><text:tab/>int OPEN[MAXSTACK],OPENtop=-1,CLOSE[MAXSTACK],CLOSEtop=-1;</text:p>
      <text:p text:style-name="P10"><text:tab/>PUSH(OPEN,OPENtop,v1);</text:p>
      <text:p text:style-name="P10"><text:tab/>while(1)</text:p>
      <text:p text:style-name="P10"><text:tab/>{</text:p>
      <text:p text:style-name="P10"><text:soft-page-break/><text:tab/><text:tab/>temp=POP(OPEN,OPENtop);</text:p>
      <text:p text:style-name="P10"><text:tab/><text:tab/>for(i=0;i&lt;v;i++)</text:p>
      <text:p text:style-name="P10"><text:tab/><text:tab/><text:tab/>if(G[temp][i]!=0 &amp;&amp; G[temp][i]!=INF)</text:p>
      <text:p text:style-name="P10"><text:tab/><text:tab/><text:tab/>{</text:p>
      <text:p text:style-name="P10"><text:tab/><text:tab/><text:tab/><text:tab/>flag=1;</text:p>
      <text:p text:style-name="P10"><text:tab/><text:tab/><text:tab/><text:tab/>for(j=0;j&lt;=OPENtop;j++)</text:p>
      <text:p text:style-name="P10"><text:tab/><text:tab/><text:tab/><text:tab/><text:tab/>if(OPEN[j]==i)</text:p>
      <text:p text:style-name="P10"><text:tab/><text:tab/><text:tab/><text:tab/><text:tab/><text:tab/>flag=0;</text:p>
      <text:p text:style-name="P10"><text:tab/><text:tab/><text:tab/><text:tab/>for(j=0;j&lt;=CLOSEtop;j++)</text:p>
      <text:p text:style-name="P10"><text:tab/><text:tab/><text:tab/><text:tab/><text:tab/>if(CLOSE[j]==i)</text:p>
      <text:p text:style-name="P10"><text:tab/><text:tab/><text:tab/><text:tab/><text:tab/><text:tab/>flag=0;</text:p>
      <text:p text:style-name="P10"><text:tab/><text:tab/><text:tab/><text:tab/>if(flag==1)</text:p>
      <text:p text:style-name="P10"><text:tab/><text:tab/><text:tab/><text:tab/><text:tab/>PUSH(OPEN,OPENtop,i);</text:p>
      <text:p text:style-name="P10"><text:tab/><text:tab/><text:tab/>}</text:p>
      <text:p text:style-name="P10"><text:tab/><text:tab/>PUSH(CLOSE,CLOSEtop,temp);</text:p>
      <text:p text:style-name="P10"><text:tab/><text:tab/>for(j=0;j&lt;=OPENtop;j++)</text:p>
      <text:p text:style-name="P10"><text:tab/><text:tab/><text:tab/>if(OPEN[j]==v2)</text:p>
      <text:p text:style-name="P10"><text:tab/><text:tab/><text:tab/><text:tab/>return 1;</text:p>
      <text:p text:style-name="P10"><text:tab/><text:tab/>for(j=0;j&lt;=CLOSEtop;j++)</text:p>
      <text:p text:style-name="P10"><text:tab/><text:tab/><text:tab/>if(CLOSE[j]==v2)</text:p>
      <text:p text:style-name="P10"><text:tab/><text:tab/><text:tab/><text:tab/>return 1;</text:p>
      <text:p text:style-name="P10"><text:tab/><text:tab/>if(OPENtop==-1) return 0;</text:p>
      <text:p text:style-name="P10"><text:tab/>}</text:p>
      <text:p text:style-name="P10">}</text:p>
      <text:p text:style-name="P10"/>
      <text:p text:style-name="P12">stack.h</text:p>
      <text:p text:style-name="P11"/>
      <text:p text:style-name="P9">#ifndef __STACK_H</text:p>
      <text:p text:style-name="P9">#define __STACK_H</text:p>
      <text:p text:style-name="P9"/>
      <text:p text:style-name="P9">#define MAXSTACK 100</text:p>
      <text:p text:style-name="P9"/>
      <text:p text:style-name="P9">#define PUSH(stk,top,item) ((top&lt;MAXSTACK)?(stk[++top]=item):0)</text:p>
      <text:p text:style-name="P9">#define POP(stk,top) ((top&gt;=0)?stk[top--]:0)</text:p>
      <text:p text:style-name="P9"/>
      <text:p text:style-name="P9">#endif</text:p>
      <text:p text:style-name="P11"/>
      <text:p text:style-name="P6">OUTPUT:</text:p>
      <text:p text:style-name="P9"/>
      <text:p text:style-name="P9">[rakesh_m@localhost <text:s text:c="6"/>]$ cat G1</text:p>
      <text:p text:style-name="P9">0 <text:s text:c="6"/>4 <text:s text:c="6"/>2 <text:s text:c="6"/>99999 <text:s text:c="2"/>99999 <text:s text:c="2"/>99999</text:p>
      <text:p text:style-name="P9">4 <text:s text:c="6"/>0 <text:s text:c="6"/>1 <text:s text:c="6"/>5 <text:s text:c="6"/>99999 <text:s text:c="2"/>99999</text:p>
      <text:p text:style-name="P9">2 <text:s text:c="6"/>1 <text:s text:c="6"/>0 <text:s text:c="6"/>8 <text:s text:c="6"/>10 <text:s text:c="5"/>99999</text:p>
      <text:p text:style-name="P9">99999 <text:s text:c="2"/>5 <text:s text:c="6"/>8 <text:s text:c="6"/>0 <text:s text:c="6"/>2 <text:s text:c="6"/>6</text:p>
      <text:p text:style-name="P9">99999 <text:s text:c="2"/>99999 <text:s text:c="2"/>10 <text:s text:c="5"/>2 <text:s text:c="6"/>0 <text:s text:c="6"/>11</text:p>
      <text:p text:style-name="P9">99999 <text:s text:c="2"/>99999 <text:s text:c="2"/>99999 <text:s text:c="2"/>6 <text:s text:c="6"/>11 <text:s text:c="5"/>0</text:p>
      <text:p text:style-name="P9">[rakesh_m@localhost <text:s text:c="6"/>]$ cc k</text:p>
      <text:p text:style-name="P9">kruskal.c <text:s text:c="2"/>kruskal.c~</text:p>
      <text:p text:style-name="P9">[rakesh_m@localhost <text:s text:c="6"/>]$ cc kruskal.c -o kru</text:p>
      <text:p text:style-name="P9">kruskal.c <text:s text:c="2"/>kruskal.c~</text:p>
      <text:p text:style-name="P9">[rakesh_m@localhost <text:s text:c="6"/>]$ cc kruskal.c -o kruskal.out</text:p>
      <text:p text:style-name="P9">[rakesh_m@localhost <text:s text:c="6"/>]$ ./kruskal.out G1</text:p>
      <text:p text:style-name="P9"/>
      <text:p text:style-name="P9"/>
      <text:p text:style-name="P9">0 <text:s text:c="6"/>99999 <text:s text:c="2"/>2 <text:s text:c="6"/>99999 <text:s text:c="2"/>99999 <text:s text:c="2"/>99999</text:p>
      <text:p text:style-name="P9">99999 <text:s text:c="2"/>0 <text:s text:c="6"/>1 <text:s text:c="6"/>5 <text:s text:c="6"/>99999 <text:s text:c="2"/>99999</text:p>
      <text:p text:style-name="P9">2 <text:s text:c="6"/>1 <text:s text:c="6"/>0 <text:s text:c="6"/>99999 <text:s text:c="2"/>99999 <text:s text:c="2"/>99999</text:p>
      <text:p text:style-name="P9">99999 <text:s text:c="2"/>5 <text:s text:c="6"/>99999 <text:s text:c="2"/>0 <text:s text:c="6"/>2 <text:s text:c="6"/>6</text:p>
      <text:p text:style-name="P9">99999 <text:s text:c="2"/>99999 <text:s text:c="2"/>99999 <text:s text:c="2"/>2 <text:s text:c="6"/>0 <text:s text:c="6"/>99999</text:p>
      <text:p text:style-name="P9">99999 <text:s text:c="2"/>99999 <text:s text:c="2"/>99999 <text:s text:c="2"/>6 <text:s text:c="6"/>99999 <text:s text:c="2"/>0</text:p>
      <text:p text:style-name="P9">[rakesh_m@localhost <text:s text:c="6"/>]$</text:p>
      <text:p text:style-name="P9"/>
      <text:p text:style-name="P6">DISCUSSION:</text:p>
      <text:p text:style-name="P7"/>
      <text:list xml:id="list1950551639" text:style-name="L1">
        <text:list-item>
          <text:list>
            <text:list-item>
              <text:list>
                <text:list-item>
                  <text:p text:style-name="P13">A header file graph.h is used consisting the function getgraph() which takes as input a graph from any file.</text:p>
                </text:list-item>
                <text:list-item>
                  <text:p text:style-name="P13">The adjacency matrix is given as input of any graph.</text:p>
                </text:list-item>
                <text:list-item>
                  <text:p text:style-name="P13">The input of the weighted graph is given such that the elements of adjacency matrix are replaced with edge weights and the nonadjacency is denoted by a large number (which is 99999).</text:p>
                </text:list-item>
                <text:list-item>
                  <text:p text:style-name="P13">The stack operations are implemented by macro for fexibility.</text:p>
                </text:list-item>
                <text:list-item>
                  <text:p text:style-name="P13">If two vertices are in same component or not, it is checed using the function bfs which was implemented early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6T08:28:26</meta:creation-date>
    <dc:date>2011-07-18T09:03:05</dc:date>
    <meta:editing-duration>PT10H43M18S</meta:editing-duration>
    <meta:editing-cycles>199</meta:editing-cycles>
    <meta:generator>OpenOffice.org/3.2$Unix OpenOffice.org_project/320m12$Build-9483</meta:generator>
    <meta:document-statistic meta:table-count="0" meta:image-count="0" meta:object-count="0" meta:page-count="3" meta:paragraph-count="197" meta:word-count="596" meta:character-count="4630"/>
  </office:meta>
</office:document-meta>
</file>